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9/11/2021</text:span></text:p>
      <text:p text:style-name="P9"/>
      <text:p text:style-name="P10">RECIBI CONFORME</text:p>
      <text:p text:style-name="P9"/>
      <text:p text:style-name="P11">CLIENTE: SERRANO CASTRO, KIYOMA VICTOR</text:p>
      <text:p text:style-name="P12">CANT. TOTAL DE CAJAS: 3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SERRANO CASTRO, KIYOMA VICTO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17:21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